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s:</text:p>
      <text:p text:style-name="P1">read predictions</text:p>
      <text:p text:style-name="P1"/>
      <text:p text:style-name="P1"/>
      <text:p text:style-name="P1">Usability:</text:p>
      <text:p text:style-name="P1">load directory</text:p>
      <text:p text:style-name="P2">display images</text:p>
      <text:p text:style-name="P2"/>
      <text:p text:style-name="P2"/>
      <text:p text:style-name="P2"/>
      <text:p text:style-name="P2"/>
      <text:p text:style-name="P2"/>
      <text:p text:style-name="P3">Libraries to install:</text:p>
      <text:p text:style-name="P3">aws credentials</text:p>
      <text:p text:style-name="P3">tensorflow</text:p>
      <text:p text:style-name="P3">keras</text:p>
      <text:p text:style-name="P3">boto3</text:p>
      <text:p text:style-name="P3">npm instal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07T11:26:28.861356770</dc:date>
    <meta:editing-duration>PT1M51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11" meta:word-count="18" meta:character-count="126" meta:non-whitespace-character-count="119"/>
  </office:meta>
</office:document-meta>
</file>